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4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4" office:value-type="string" calcext:value-type="string">
            <text:p>inizio</text:p>
          </table:table-cell>
          <table:table-cell table:style-name="ce4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40</text:p>
          </table:table-cell>
          <table:table-cell table:style-name="ce6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3:10</text:p>
          </table:table-cell>
          <table:table-cell table:style-name="ce6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40</text:p>
          </table:table-cell>
          <table:table-cell table:style-name="ce6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3:10</text:p>
          </table:table-cell>
          <table:table-cell table:style-name="ce6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6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1:40</text:p>
          </table:table-cell>
          <table:table-cell table:style-name="ce6" office:value-type="string" calcext:value-type="string">
            <text:p>13:10</text:p>
          </table:table-cell>
          <table:table-cell table:style-name="ce9" table:formula="of:=ORG.LIBREOFFICE.REGEX([.E23];&quot;:[0-9]+&quot;; &quot;&quot;)*12 + ORG.LIBREOFFICE.REGEX([.E23];&quot;[0-9]+:&quot;; &quot;&quot;)/5" office:value-type="float" office:value="140" calcext:value-type="float">
            <text:p>140</text:p>
          </table:table-cell>
          <table:table-cell table:style-name="ce9" table:formula="of:=ORG.LIBREOFFICE.REGEX([.F23];&quot;:[0-9]+&quot;; &quot;&quot;)*12 + ORG.LIBREOFFICE.REGEX([.F2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{persona: &quot;Alessio&quot;,materia: &quot;Tedesco 3 Ex&quot;,aula: &quot;Aula 3&quot;,giorno: &quot;Lunedì&quot;,inizio: 140,fine: 158}," calcext:value-type="string">
            <text:p>{persona: "Alessio",materia: "Tedesco 3 Ex",aula: "Aula 3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Inglese 3 Ex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24];&quot;:[0-9]+&quot;; &quot;&quot;)*12 + ORG.LIBREOFFICE.REGEX([.E24];&quot;[0-9]+:&quot;; &quot;&quot;)/5" office:value-type="float" office:value="197" calcext:value-type="float">
            <text:p>197</text:p>
          </table:table-cell>
          <table:table-cell table:style-name="ce9" table:formula="of:=ORG.LIBREOFFICE.REGEX([.F24];&quot;:[0-9]+&quot;; &quot;&quot;)*12 + ORG.LIBREOFFICE.REGEX([.F24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{persona: &quot;Alessio&quot;,materia: &quot;Inglese 3 Ex&quot;,aula: &quot;Aula Magna&quot;,giorno: &quot;Lunedì&quot;,inizio: 197,fine: 215}," calcext:value-type="string">
            <text:p>{persona: "Alessio",materia: "Inglese 3 Ex",aula: "Aula Magna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Filologia Germanica / Tedesco 3</text:p>
          </table:table-cell>
          <table:table-cell table:style-name="ce1" office:value-type="string" calcext:value-type="string">
            <text:p>Aula 11 / Aula 2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25];&quot;:[0-9]+&quot;; &quot;&quot;)*12 + ORG.LIBREOFFICE.REGEX([.E25];&quot;[0-9]+:&quot;; &quot;&quot;)/5" office:value-type="float" office:value="121" calcext:value-type="float">
            <text:p>121</text:p>
          </table:table-cell>
          <table:table-cell table:style-name="ce9" table:formula="of:=ORG.LIBREOFFICE.REGEX([.F25];&quot;:[0-9]+&quot;; &quot;&quot;)*12 + ORG.LIBREOFFICE.REGEX([.F25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{persona: &quot;Alessio&quot;,materia: &quot;Filologia Germanica / Tedesco 3&quot;,aula: &quot;Aula 11 / Aula 2&quot;,giorno: &quot;Martedì&quot;,inizio: 121,fine: 139}," calcext:value-type="string">
            <text:p>{persona: "Alessio",materia: "Filologia Germanica / Tedesco 3",aula: "Aula 11 / Aula 2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6];&quot;:[0-9]+&quot;; &quot;&quot;)*12 + ORG.LIBREOFFICE.REGEX([.E26];&quot;[0-9]+:&quot;; &quot;&quot;)/5" office:value-type="float" office:value="178" calcext:value-type="float">
            <text:p>178</text:p>
          </table:table-cell>
          <table:table-cell table:style-name="ce9" table:formula="of:=ORG.LIBREOFFICE.REGEX([.F26];&quot;:[0-9]+&quot;; &quot;&quot;)*12 + ORG.LIBREOFFICE.REGEX([.F26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{persona: &quot;Alessio&quot;,materia: &quot;Tedesco 3 Ex&quot;,aula: &quot;Aula 3&quot;,giorno: &quot;Martedì&quot;,inizio: 178,fine: 196}," calcext:value-type="string">
            <text:p>{persona: "Alessio",materia: "Tedesco 3 Ex",aula: "Aula 3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???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3:10</text:p>
          </table:table-cell>
          <table:table-cell table:style-name="ce6" office:value-type="string" calcext:value-type="string">
            <text:p>14:45</text:p>
          </table:table-cell>
          <table:table-cell table:style-name="ce9" table:formula="of:=ORG.LIBREOFFICE.REGEX([.E27];&quot;:[0-9]+&quot;; &quot;&quot;)*12 + ORG.LIBREOFFICE.REGEX([.E27];&quot;[0-9]+:&quot;; &quot;&quot;)/5" office:value-type="float" office:value="158" calcext:value-type="float">
            <text:p>158</text:p>
          </table:table-cell>
          <table:table-cell table:style-name="ce9" table:formula="of:=ORG.LIBREOFFICE.REGEX([.F27];&quot;:[0-9]+&quot;; &quot;&quot;)*12 + ORG.LIBREOFFICE.REGEX([.F27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{persona: &quot;Alessio&quot;,materia: &quot;???&quot;,aula: &quot;Aula Magna&quot;,giorno: &quot;Mercoledì&quot;,inizio: 158,fine: 177}," calcext:value-type="string">
            <text:p>{persona: "Alessio",materia: "???",aula: "Aula Magna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Inglese 3 Ex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50</text:p>
          </table:table-cell>
          <table:table-cell table:style-name="ce6" office:value-type="string" calcext:value-type="string">
            <text:p>16:20</text:p>
          </table:table-cell>
          <table:table-cell table:style-name="ce9" table:formula="of:=ORG.LIBREOFFICE.REGEX([.E28];&quot;:[0-9]+&quot;; &quot;&quot;)*12 + ORG.LIBREOFFICE.REGEX([.E28];&quot;[0-9]+:&quot;; &quot;&quot;)/5" office:value-type="float" office:value="178" calcext:value-type="float">
            <text:p>178</text:p>
          </table:table-cell>
          <table:table-cell table:style-name="ce9" table:formula="of:=ORG.LIBREOFFICE.REGEX([.F28];&quot;:[0-9]+&quot;; &quot;&quot;)*12 + ORG.LIBREOFFICE.REGEX([.F28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{persona: &quot;Alessio&quot;,materia: &quot;Inglese 3 Ex&quot;,aula: &quot;Aula 7&quot;,giorno: &quot;Mercoledì&quot;,inizio: 178,fine: 196}," calcext:value-type="string">
            <text:p>{persona: "Alessio",materia: "Inglese 3 Ex",aula: "Aula 7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29];&quot;:[0-9]+&quot;; &quot;&quot;)*12 + ORG.LIBREOFFICE.REGEX([.E29];&quot;[0-9]+:&quot;; &quot;&quot;)/5" office:value-type="float" office:value="197" calcext:value-type="float">
            <text:p>197</text:p>
          </table:table-cell>
          <table:table-cell table:style-name="ce9" table:formula="of:=ORG.LIBREOFFICE.REGEX([.F29];&quot;:[0-9]+&quot;; &quot;&quot;)*12 + ORG.LIBREOFFICE.REGEX([.F29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{persona: &quot;Alessio&quot;,materia: &quot;Tedesco 3 Ex&quot;,aula: &quot;Aula 3&quot;,giorno: &quot;Mercoledì&quot;,inizio: 197,fine: 215}," calcext:value-type="string">
            <text:p>{persona: "Alessio",materia: "Tedesco 3 Ex",aula: "Aula 3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Filologia Germanica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0:05</text:p>
          </table:table-cell>
          <table:table-cell table:style-name="ce6" office:value-type="string" calcext:value-type="string">
            <text:p>11:35</text:p>
          </table:table-cell>
          <table:table-cell table:style-name="ce9" table:formula="of:=ORG.LIBREOFFICE.REGEX([.E30];&quot;:[0-9]+&quot;; &quot;&quot;)*12 + ORG.LIBREOFFICE.REGEX([.E30];&quot;[0-9]+:&quot;; &quot;&quot;)/5" office:value-type="float" office:value="121" calcext:value-type="float">
            <text:p>121</text:p>
          </table:table-cell>
          <table:table-cell table:style-name="ce9" table:formula="of:=ORG.LIBREOFFICE.REGEX([.F30];&quot;:[0-9]+&quot;; &quot;&quot;)*12 + ORG.LIBREOFFICE.REGEX([.F30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{persona: &quot;Alessio&quot;,materia: &quot;Filologia Germanica&quot;,aula: &quot;Aula 11&quot;,giorno: &quot;Giovedì&quot;,inizio: 121,fine: 139}," calcext:value-type="string">
            <text:p>{persona: "Alessio",materia: "Filologia Germanica",aula: "Aula 11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Inglese 3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31];&quot;:[0-9]+&quot;; &quot;&quot;)*12 + ORG.LIBREOFFICE.REGEX([.E31];&quot;[0-9]+:&quot;; &quot;&quot;)/5" office:value-type="float" office:value="197" calcext:value-type="float">
            <text:p>197</text:p>
          </table:table-cell>
          <table:table-cell table:style-name="ce9" table:formula="of:=ORG.LIBREOFFICE.REGEX([.F31];&quot;:[0-9]+&quot;; &quot;&quot;)*12 + ORG.LIBREOFFICE.REGEX([.F3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{persona: &quot;Alessio&quot;,materia: &quot;Inglese 3 Ex&quot;,aula: &quot;Laboratorio Lingue A1&quot;,giorno: &quot;Giovedì&quot;,inizio: 197,fine: 215}," calcext:value-type="string">
            <text:p>{persona: "Alessio",materia: "Inglese 3 Ex",aula: "Laboratorio Lingue A1",giorno: "Giov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6:25</text:p>
          </table:table-cell>
          <table:table-cell table:style-name="ce6" office:value-type="string" calcext:value-type="string">
            <text:p>17:55</text:p>
          </table:table-cell>
          <table:table-cell table:style-name="ce9" table:formula="of:=ORG.LIBREOFFICE.REGEX([.E32];&quot;:[0-9]+&quot;; &quot;&quot;)*12 + ORG.LIBREOFFICE.REGEX([.E32];&quot;[0-9]+:&quot;; &quot;&quot;)/5" office:value-type="float" office:value="197" calcext:value-type="float">
            <text:p>197</text:p>
          </table:table-cell>
          <table:table-cell table:style-name="ce9" table:formula="of:=ORG.LIBREOFFICE.REGEX([.F32];&quot;:[0-9]+&quot;; &quot;&quot;)*12 + ORG.LIBREOFFICE.REGEX([.F32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{persona: &quot;Alessio&quot;,materia: &quot;Mediazione Orale Inglese&quot;,aula: &quot;Didattica a Distanza&quot;,giorno: &quot;Venerdì&quot;,inizio: 197,fine: 215}," calcext:value-type="string">
            <text:p>{persona: "Alessio",materia: "Mediazione Orale Inglese",aula: "Didattica a Distanza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6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30</text:p>
          </table:table-cell>
          <table:table-cell table:style-name="ce9" table:formula="of:=ORG.LIBREOFFICE.REGEX([.E33];&quot;:[0-9]+&quot;; &quot;&quot;)*12 + ORG.LIBREOFFICE.REGEX([.E33];&quot;[0-9]+:&quot;; &quot;&quot;)/5" office:value-type="float" office:value="216" calcext:value-type="float">
            <text:p>216</text:p>
          </table:table-cell>
          <table:table-cell table:style-name="ce9" table:formula="of:=ORG.LIBREOFFICE.REGEX([.F33];&quot;:[0-9]+&quot;; &quot;&quot;)*12 + ORG.LIBREOFFICE.REGEX([.F33];&quot;[0-9]+:&quot;; &quot;&quot;)/5" office:value-type="float" office:value="234" calcext:value-type="float">
            <text:p>234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{persona: &quot;Alessio&quot;,materia: &quot;Mediazione Orale Inglese&quot;,aula: &quot;Didattica a Distanza&quot;,giorno: &quot;Venerdì&quot;,inizio: 216,fine: 234}," calcext:value-type="string">
            <text:p>{persona: "Alessio",materia: "Mediazione Orale Inglese",aula: "Didattica a Distanza",giorno: "Vener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4];&quot;:[0-9]+&quot;; &quot;&quot;)*12 + ORG.LIBREOFFICE.REGEX([.E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];&quot;:[0-9]+&quot;; &quot;&quot;)*12 + ORG.LIBREOFFICE.REGEX([.F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5];&quot;:[0-9]+&quot;; &quot;&quot;)*12 + ORG.LIBREOFFICE.REGEX([.E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];&quot;:[0-9]+&quot;; &quot;&quot;)*12 + ORG.LIBREOFFICE.REGEX([.F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6];&quot;:[0-9]+&quot;; &quot;&quot;)*12 + ORG.LIBREOFFICE.REGEX([.E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];&quot;:[0-9]+&quot;; &quot;&quot;)*12 + ORG.LIBREOFFICE.REGEX([.F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7];&quot;:[0-9]+&quot;; &quot;&quot;)*12 + ORG.LIBREOFFICE.REGEX([.E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7];&quot;:[0-9]+&quot;; &quot;&quot;)*12 + ORG.LIBREOFFICE.REGEX([.F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8];&quot;:[0-9]+&quot;; &quot;&quot;)*12 + ORG.LIBREOFFICE.REGEX([.E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8];&quot;:[0-9]+&quot;; &quot;&quot;)*12 + ORG.LIBREOFFICE.REGEX([.F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39];&quot;:[0-9]+&quot;; &quot;&quot;)*12 + ORG.LIBREOFFICE.REGEX([.E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9];&quot;:[0-9]+&quot;; &quot;&quot;)*12 + ORG.LIBREOFFICE.REGEX([.F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0];&quot;:[0-9]+&quot;; &quot;&quot;)*12 + ORG.LIBREOFFICE.REGEX([.E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0];&quot;:[0-9]+&quot;; &quot;&quot;)*12 + ORG.LIBREOFFICE.REGEX([.F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1];&quot;:[0-9]+&quot;; &quot;&quot;)*12 + ORG.LIBREOFFICE.REGEX([.E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1];&quot;:[0-9]+&quot;; &quot;&quot;)*12 + ORG.LIBREOFFICE.REGEX([.F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2];&quot;:[0-9]+&quot;; &quot;&quot;)*12 + ORG.LIBREOFFICE.REGEX([.E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2];&quot;:[0-9]+&quot;; &quot;&quot;)*12 + ORG.LIBREOFFICE.REGEX([.F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3];&quot;:[0-9]+&quot;; &quot;&quot;)*12 + ORG.LIBREOFFICE.REGEX([.E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3];&quot;:[0-9]+&quot;; &quot;&quot;)*12 + ORG.LIBREOFFICE.REGEX([.F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4];&quot;:[0-9]+&quot;; &quot;&quot;)*12 + ORG.LIBREOFFICE.REGEX([.E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4];&quot;:[0-9]+&quot;; &quot;&quot;)*12 + ORG.LIBREOFFICE.REGEX([.F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5];&quot;:[0-9]+&quot;; &quot;&quot;)*12 + ORG.LIBREOFFICE.REGEX([.E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5];&quot;:[0-9]+&quot;; &quot;&quot;)*12 + ORG.LIBREOFFICE.REGEX([.F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6];&quot;:[0-9]+&quot;; &quot;&quot;)*12 + ORG.LIBREOFFICE.REGEX([.E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6];&quot;:[0-9]+&quot;; &quot;&quot;)*12 + ORG.LIBREOFFICE.REGEX([.F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7];&quot;:[0-9]+&quot;; &quot;&quot;)*12 + ORG.LIBREOFFICE.REGEX([.E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7];&quot;:[0-9]+&quot;; &quot;&quot;)*12 + ORG.LIBREOFFICE.REGEX([.F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8];&quot;:[0-9]+&quot;; &quot;&quot;)*12 + ORG.LIBREOFFICE.REGEX([.E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8];&quot;:[0-9]+&quot;; &quot;&quot;)*12 + ORG.LIBREOFFICE.REGEX([.F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49];&quot;:[0-9]+&quot;; &quot;&quot;)*12 + ORG.LIBREOFFICE.REGEX([.E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49];&quot;:[0-9]+&quot;; &quot;&quot;)*12 + ORG.LIBREOFFICE.REGEX([.F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0];&quot;:[0-9]+&quot;; &quot;&quot;)*12 + ORG.LIBREOFFICE.REGEX([.E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0];&quot;:[0-9]+&quot;; &quot;&quot;)*12 + ORG.LIBREOFFICE.REGEX([.F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1];&quot;:[0-9]+&quot;; &quot;&quot;)*12 + ORG.LIBREOFFICE.REGEX([.E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1];&quot;:[0-9]+&quot;; &quot;&quot;)*12 + ORG.LIBREOFFICE.REGEX([.F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2];&quot;:[0-9]+&quot;; &quot;&quot;)*12 + ORG.LIBREOFFICE.REGEX([.E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2];&quot;:[0-9]+&quot;; &quot;&quot;)*12 + ORG.LIBREOFFICE.REGEX([.F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3];&quot;:[0-9]+&quot;; &quot;&quot;)*12 + ORG.LIBREOFFICE.REGEX([.E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3];&quot;:[0-9]+&quot;; &quot;&quot;)*12 + ORG.LIBREOFFICE.REGEX([.F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4];&quot;:[0-9]+&quot;; &quot;&quot;)*12 + ORG.LIBREOFFICE.REGEX([.E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4];&quot;:[0-9]+&quot;; &quot;&quot;)*12 + ORG.LIBREOFFICE.REGEX([.F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5];&quot;:[0-9]+&quot;; &quot;&quot;)*12 + ORG.LIBREOFFICE.REGEX([.E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5];&quot;:[0-9]+&quot;; &quot;&quot;)*12 + ORG.LIBREOFFICE.REGEX([.F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6];&quot;:[0-9]+&quot;; &quot;&quot;)*12 + ORG.LIBREOFFICE.REGEX([.E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6];&quot;:[0-9]+&quot;; &quot;&quot;)*12 + ORG.LIBREOFFICE.REGEX([.F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7];&quot;:[0-9]+&quot;; &quot;&quot;)*12 + ORG.LIBREOFFICE.REGEX([.E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7];&quot;:[0-9]+&quot;; &quot;&quot;)*12 + ORG.LIBREOFFICE.REGEX([.F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8];&quot;:[0-9]+&quot;; &quot;&quot;)*12 + ORG.LIBREOFFICE.REGEX([.E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8];&quot;:[0-9]+&quot;; &quot;&quot;)*12 + ORG.LIBREOFFICE.REGEX([.F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59];&quot;:[0-9]+&quot;; &quot;&quot;)*12 + ORG.LIBREOFFICE.REGEX([.E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9];&quot;:[0-9]+&quot;; &quot;&quot;)*12 + ORG.LIBREOFFICE.REGEX([.F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0];&quot;:[0-9]+&quot;; &quot;&quot;)*12 + ORG.LIBREOFFICE.REGEX([.E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0];&quot;:[0-9]+&quot;; &quot;&quot;)*12 + ORG.LIBREOFFICE.REGEX([.F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1];&quot;:[0-9]+&quot;; &quot;&quot;)*12 + ORG.LIBREOFFICE.REGEX([.E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1];&quot;:[0-9]+&quot;; &quot;&quot;)*12 + ORG.LIBREOFFICE.REGEX([.F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2];&quot;:[0-9]+&quot;; &quot;&quot;)*12 + ORG.LIBREOFFICE.REGEX([.E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2];&quot;:[0-9]+&quot;; &quot;&quot;)*12 + ORG.LIBREOFFICE.REGEX([.F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3];&quot;:[0-9]+&quot;; &quot;&quot;)*12 + ORG.LIBREOFFICE.REGEX([.E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3];&quot;:[0-9]+&quot;; &quot;&quot;)*12 + ORG.LIBREOFFICE.REGEX([.F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4];&quot;:[0-9]+&quot;; &quot;&quot;)*12 + ORG.LIBREOFFICE.REGEX([.E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4];&quot;:[0-9]+&quot;; &quot;&quot;)*12 + ORG.LIBREOFFICE.REGEX([.F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5];&quot;:[0-9]+&quot;; &quot;&quot;)*12 + ORG.LIBREOFFICE.REGEX([.E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5];&quot;:[0-9]+&quot;; &quot;&quot;)*12 + ORG.LIBREOFFICE.REGEX([.F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6];&quot;:[0-9]+&quot;; &quot;&quot;)*12 + ORG.LIBREOFFICE.REGEX([.E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6];&quot;:[0-9]+&quot;; &quot;&quot;)*12 + ORG.LIBREOFFICE.REGEX([.F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7];&quot;:[0-9]+&quot;; &quot;&quot;)*12 + ORG.LIBREOFFICE.REGEX([.E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7];&quot;:[0-9]+&quot;; &quot;&quot;)*12 + ORG.LIBREOFFICE.REGEX([.F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8];&quot;:[0-9]+&quot;; &quot;&quot;)*12 + ORG.LIBREOFFICE.REGEX([.E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8];&quot;:[0-9]+&quot;; &quot;&quot;)*12 + ORG.LIBREOFFICE.REGEX([.F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69];&quot;:[0-9]+&quot;; &quot;&quot;)*12 + ORG.LIBREOFFICE.REGEX([.E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9];&quot;:[0-9]+&quot;; &quot;&quot;)*12 + ORG.LIBREOFFICE.REGEX([.F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0];&quot;:[0-9]+&quot;; &quot;&quot;)*12 + ORG.LIBREOFFICE.REGEX([.E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0];&quot;:[0-9]+&quot;; &quot;&quot;)*12 + ORG.LIBREOFFICE.REGEX([.F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1];&quot;:[0-9]+&quot;; &quot;&quot;)*12 + ORG.LIBREOFFICE.REGEX([.E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1];&quot;:[0-9]+&quot;; &quot;&quot;)*12 + ORG.LIBREOFFICE.REGEX([.F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2];&quot;:[0-9]+&quot;; &quot;&quot;)*12 + ORG.LIBREOFFICE.REGEX([.E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2];&quot;:[0-9]+&quot;; &quot;&quot;)*12 + ORG.LIBREOFFICE.REGEX([.F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3];&quot;:[0-9]+&quot;; &quot;&quot;)*12 + ORG.LIBREOFFICE.REGEX([.E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3];&quot;:[0-9]+&quot;; &quot;&quot;)*12 + ORG.LIBREOFFICE.REGEX([.F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4];&quot;:[0-9]+&quot;; &quot;&quot;)*12 + ORG.LIBREOFFICE.REGEX([.E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4];&quot;:[0-9]+&quot;; &quot;&quot;)*12 + ORG.LIBREOFFICE.REGEX([.F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5];&quot;:[0-9]+&quot;; &quot;&quot;)*12 + ORG.LIBREOFFICE.REGEX([.E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5];&quot;:[0-9]+&quot;; &quot;&quot;)*12 + ORG.LIBREOFFICE.REGEX([.F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6];&quot;:[0-9]+&quot;; &quot;&quot;)*12 + ORG.LIBREOFFICE.REGEX([.E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6];&quot;:[0-9]+&quot;; &quot;&quot;)*12 + ORG.LIBREOFFICE.REGEX([.F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7];&quot;:[0-9]+&quot;; &quot;&quot;)*12 + ORG.LIBREOFFICE.REGEX([.E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7];&quot;:[0-9]+&quot;; &quot;&quot;)*12 + ORG.LIBREOFFICE.REGEX([.F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8];&quot;:[0-9]+&quot;; &quot;&quot;)*12 + ORG.LIBREOFFICE.REGEX([.E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8];&quot;:[0-9]+&quot;; &quot;&quot;)*12 + ORG.LIBREOFFICE.REGEX([.F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79];&quot;:[0-9]+&quot;; &quot;&quot;)*12 + ORG.LIBREOFFICE.REGEX([.E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9];&quot;:[0-9]+&quot;; &quot;&quot;)*12 + ORG.LIBREOFFICE.REGEX([.F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0];&quot;:[0-9]+&quot;; &quot;&quot;)*12 + ORG.LIBREOFFICE.REGEX([.E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0];&quot;:[0-9]+&quot;; &quot;&quot;)*12 + ORG.LIBREOFFICE.REGEX([.F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heet1.$A$1" table:cell-range-address="$Sheet1.$A$1:.$I$998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4:55:47.91162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29T15:23:18.950437000</dc:date>
    <meta:editing-duration>PT1H20M1S</meta:editing-duration>
    <meta:editing-cycles>11</meta:editing-cycles>
    <meta:document-statistic meta:table-count="2" meta:cell-count="1305" meta:object-count="0"/>
  </office:meta>
</office:document-meta>
</file>

<file path=Scripts/javascript/oggetti.js/parcel-descriptor.xml><?xml version="1.0" encoding="utf-8"?>
<parcel xmlns:parcel="scripting.dtd" language="JavaScript">
</parcel>
</file>